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svg:stroke-color="#666666" draw:marker-start-width="0.659cm" draw:marker-end="Rounded_20_short_20_Arrow" draw:marker-end-width="0.457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stroke="dash" draw:stroke-dash="Line_20_Style_20_9" svg:stroke-width="0.051cm" draw:marker-start-width="0.355cm" draw:marker-end="Arrow" draw:marker-end-width="0.203cm" svg:stroke-opacity="7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2.032cm"/>
    </style:style>
    <style:style style:name="gr8" style:family="graphic" style:parent-style-name="objectwithoutfill">
      <style:graphic-properties draw:stroke="dash" draw:stroke-dash="Fine_20_Dashed" svg:stroke-width="0.051cm" svg:stroke-color="#808080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2.54cm" svg:x="6.629cm" svg:y="18.68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905cm" svg:height="2.54cm" svg:x="9.429cm" svg:y="18.7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.905cm" svg:height="2.54cm" svg:x="12.129cm" svg:y="17.6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1.905cm" svg:height="2.54cm" svg:x="17.029cm" svg:y="18.0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7.604cm" svg:y1="18.526cm" svg:x2="7.629cm" svg:y2="13.319cm">
          <text:p/>
        </draw:line>
        <draw:line draw:style-name="gr2" draw:text-style-name="P1" draw:layer="layout" svg:x1="10.398cm" svg:y1="18.653cm" svg:x2="10.366cm" svg:y2="15.224cm">
          <text:p/>
        </draw:line>
        <draw:line draw:style-name="gr2" draw:text-style-name="P1" draw:layer="layout" svg:x1="12.811cm" svg:y1="17.51cm" svg:x2="12.833cm" svg:y2="11.895cm">
          <text:p/>
        </draw:line>
        <draw:line draw:style-name="gr2" draw:text-style-name="P1" draw:layer="layout" svg:x1="13.192cm" svg:y1="17.51cm" svg:x2="13.954cm" svg:y2="15.732cm">
          <text:p/>
        </draw:line>
        <draw:line draw:style-name="gr2" draw:text-style-name="P1" draw:layer="layout" svg:x1="17.891cm" svg:y1="17.891cm" svg:x2="17.96cm" svg:y2="12.234cm">
          <text:p/>
        </draw:line>
        <draw:connector draw:style-name="gr3" draw:text-style-name="P1" draw:layer="layout" draw:type="line" svg:x1="8.534cm" svg:y1="19.953cm" svg:x2="9.429cm" svg:y2="20.054cm" draw:start-shape="id1" draw:end-shape="id2" svg:d="M8534 19953l895 101" svg:viewBox="0 0 896 102">
          <text:p/>
        </draw:connector>
        <draw:connector draw:style-name="gr3" draw:text-style-name="P1" draw:layer="layout" draw:type="line" svg:x1="11.334cm" svg:y1="20.054cm" svg:x2="12.129cm" svg:y2="18.954cm" draw:start-shape="id2" draw:start-glue-point="8" draw:end-shape="id3" draw:end-glue-point="6" svg:d="M11334 20054l795-1100" svg:viewBox="0 0 796 1101">
          <text:p/>
        </draw:connector>
        <draw:connector draw:style-name="gr3" draw:text-style-name="P1" draw:layer="layout" draw:type="line" svg:x1="14.034cm" svg:y1="18.954cm" svg:x2="17.029cm" svg:y2="19.354cm" draw:start-shape="id3" draw:start-glue-point="8" draw:end-shape="id4" svg:d="M14034 18954l2995 400" svg:viewBox="0 0 2996 401">
          <text:p/>
        </draw:connector>
        <draw:custom-shape draw:style-name="gr4" draw:text-style-name="P1" draw:layer="layout" svg:width="0.635cm" svg:height="6.096cm" svg:x="6.113cm" svg:y="9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5cm" svg:height="3.513cm" svg:x="6.113cm" svg:y="17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5.461cm" svg:height="1.207cm" svg:x="1cm" svg:y="11.863cm">
          <draw:text-box>
            <text:p><text:span text:style-name="T1"><text:s/></text:span><text:span text:style-name="T1">Données non </text:span><text:span text:style-name="T2">structurées</text:span></text:p>
            <text:p><text:span text:style-name="T1">(documents HTML).</text:span></text:p>
          </draw:text-box>
        </draw:frame>
        <draw:frame draw:style-name="gr5" draw:text-style-name="P2" draw:layer="layout" svg:width="5.08cm" svg:height="1.207cm" svg:x="1.2cm" svg:y="18.964cm">
          <draw:text-box>
            <text:p><text:span text:style-name="T1"><text:s/></text:span><text:span text:style-name="T1">Données </text:span><text:span text:style-name="T2">structurées et semi-structurées.</text:span></text:p>
          </draw:text-box>
        </draw:frame>
        <draw:frame draw:style-name="gr6" draw:layer="layout" svg:width="1.143cm" svg:height="0.962cm" svg:x="8.383cm" svg:y="18.982cm">
          <draw:text-box>
            <text:p>?</text:p>
          </draw:text-box>
        </draw:frame>
        <draw:frame draw:style-name="gr6" draw:layer="layout" svg:width="1.143cm" svg:height="0.962cm" svg:x="11.084cm" svg:y="18.182cm">
          <draw:text-box>
            <text:p>?</text:p>
          </draw:text-box>
        </draw:frame>
        <draw:frame draw:style-name="gr6" draw:layer="layout" svg:width="1.143cm" svg:height="0.962cm" svg:x="14.884cm" svg:y="18.182cm">
          <draw:text-box>
            <text:p>?</text:p>
          </draw:text-box>
        </draw:frame>
        <draw:frame draw:style-name="gr7" draw:text-style-name="P2" draw:layer="layout" svg:width="6.015cm" svg:height="2.282cm" svg:x="1.081cm" svg:y="15.859cm">
          <draw:text-box>
            <text:p><text:span text:style-name="T2"><text:s/></text:span><text:span text:style-name="T2">Processus de génération des documents HTML à partir de bases des données</text:span></text:p>
          </draw:text-box>
        </draw:frame>
        <draw:line draw:style-name="gr8" draw:text-style-name="P1" draw:layer="layout" svg:x1="6.669cm" svg:y1="16.748cm" svg:x2="18.861cm" svg:y2="16.748cm">
          <text:p/>
        </draw:line>
        <draw:custom-shape draw:style-name="gr9" draw:text-style-name="P1" xml:id="id5" draw:id="id5" draw:layer="layout" svg:width="1.778cm" svg:height="2.159cm" svg:x="6.923cm" svg:y="10.409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7.177cm" svg:y1="11.017cm" svg:x2="8.447cm" svg:y2="11.017cm">
          <text:p/>
        </draw:line>
        <draw:line draw:style-name="gr10" draw:text-style-name="P1" draw:layer="layout" svg:x1="7.177cm" svg:y1="11.317cm" svg:x2="8.447cm" svg:y2="11.317cm">
          <text:p/>
        </draw:line>
        <draw:line draw:style-name="gr10" draw:text-style-name="P1" draw:layer="layout" svg:x1="7.177cm" svg:y1="11.617cm" svg:x2="8.447cm" svg:y2="11.617cm">
          <text:p/>
        </draw:line>
        <draw:line draw:style-name="gr10" draw:text-style-name="P1" draw:layer="layout" svg:x1="7.177cm" svg:y1="11.917cm" svg:x2="8.447cm" svg:y2="11.917cm">
          <text:p/>
        </draw:line>
        <draw:custom-shape draw:style-name="gr9" draw:text-style-name="P1" draw:layer="layout" svg:width="1.778cm" svg:height="2.159cm" svg:x="11.924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8cm" svg:y1="10.117cm" svg:x2="13.448cm" svg:y2="10.117cm">
          <text:p/>
        </draw:line>
        <draw:line draw:style-name="gr10" draw:text-style-name="P1" draw:layer="layout" svg:x1="12.178cm" svg:y1="10.417cm" svg:x2="13.448cm" svg:y2="10.417cm">
          <text:p/>
        </draw:line>
        <draw:line draw:style-name="gr10" draw:text-style-name="P1" draw:layer="layout" svg:x1="12.178cm" svg:y1="10.717cm" svg:x2="13.448cm" svg:y2="10.717cm">
          <text:p/>
        </draw:line>
        <draw:line draw:style-name="gr10" draw:text-style-name="P1" draw:layer="layout" svg:x1="12.178cm" svg:y1="11.017cm" svg:x2="13.448cm" svg:y2="11.017cm">
          <text:p/>
        </draw:line>
        <draw:custom-shape draw:style-name="gr9" draw:text-style-name="P1" xml:id="id9" draw:id="id9" draw:layer="layout" svg:width="1.778cm" svg:height="2.159cm" svg:x="16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7.179cm" svg:y1="10.117cm" svg:x2="18.449cm" svg:y2="10.117cm">
          <text:p/>
        </draw:line>
        <draw:line draw:style-name="gr10" draw:text-style-name="P1" draw:layer="layout" svg:x1="17.179cm" svg:y1="10.417cm" svg:x2="18.449cm" svg:y2="10.417cm">
          <text:p/>
        </draw:line>
        <draw:line draw:style-name="gr10" draw:text-style-name="P1" draw:layer="layout" svg:x1="17.179cm" svg:y1="10.717cm" svg:x2="18.449cm" svg:y2="10.717cm">
          <text:p/>
        </draw:line>
        <draw:line draw:style-name="gr10" draw:text-style-name="P1" draw:layer="layout" svg:x1="17.179cm" svg:y1="11.017cm" svg:x2="18.449cm" svg:y2="11.017cm">
          <text:p/>
        </draw:line>
        <draw:custom-shape draw:style-name="gr9" draw:text-style-name="P1" xml:id="id7" draw:id="id7" draw:layer="layout" svg:width="1.778cm" svg:height="2.159cm" svg:x="9.526cm" svg:y="12.8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9.78cm" svg:y1="13.617cm" svg:x2="11.05cm" svg:y2="13.617cm">
          <text:p/>
        </draw:line>
        <draw:line draw:style-name="gr10" draw:text-style-name="P1" draw:layer="layout" svg:x1="9.78cm" svg:y1="13.917cm" svg:x2="11.05cm" svg:y2="13.917cm">
          <text:p/>
        </draw:line>
        <draw:line draw:style-name="gr10" draw:text-style-name="P1" draw:layer="layout" svg:x1="9.78cm" svg:y1="14.217cm" svg:x2="11.05cm" svg:y2="14.217cm">
          <text:p/>
        </draw:line>
        <draw:line draw:style-name="gr10" draw:text-style-name="P1" draw:layer="layout" svg:x1="9.78cm" svg:y1="14.517cm" svg:x2="11.05cm" svg:y2="14.517cm">
          <text:p/>
        </draw:line>
        <draw:custom-shape draw:style-name="gr11" draw:text-style-name="P1" draw:layer="layout" svg:width="1.27cm" svg:height="0.381cm" svg:x="9.739cm" svg:y="12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1.778cm" svg:height="2.159cm" svg:x="11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9cm" svg:y1="10.117cm" svg:x2="13.449cm" svg:y2="10.117cm">
          <text:p/>
        </draw:line>
        <draw:line draw:style-name="gr10" draw:text-style-name="P1" draw:layer="layout" svg:x1="12.179cm" svg:y1="10.417cm" svg:x2="13.449cm" svg:y2="10.417cm">
          <text:p/>
        </draw:line>
        <draw:line draw:style-name="gr10" draw:text-style-name="P1" draw:layer="layout" svg:x1="12.179cm" svg:y1="10.717cm" svg:x2="13.449cm" svg:y2="10.717cm">
          <text:p/>
        </draw:line>
        <draw:line draw:style-name="gr10" draw:text-style-name="P1" draw:layer="layout" svg:x1="12.179cm" svg:y1="11.017cm" svg:x2="13.449cm" svg:y2="11.017cm">
          <text:p/>
        </draw:line>
        <draw:custom-shape draw:style-name="gr9" draw:text-style-name="P1" xml:id="id8" draw:id="id8" draw:layer="layout" svg:width="1.778cm" svg:height="2.159cm" svg:x="14.225cm" svg:y="13.3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4.479cm" svg:y1="13.717cm" svg:x2="15.749cm" svg:y2="13.717cm">
          <text:p/>
        </draw:line>
        <draw:line draw:style-name="gr10" draw:text-style-name="P1" draw:layer="layout" svg:x1="14.479cm" svg:y1="14.017cm" svg:x2="15.749cm" svg:y2="14.017cm">
          <text:p/>
        </draw:line>
        <draw:line draw:style-name="gr10" draw:text-style-name="P1" draw:layer="layout" svg:x1="14.479cm" svg:y1="14.317cm" svg:x2="15.749cm" svg:y2="14.317cm">
          <text:p/>
        </draw:line>
        <draw:line draw:style-name="gr10" draw:text-style-name="P1" draw:layer="layout" svg:x1="14.479cm" svg:y1="14.617cm" svg:x2="15.749cm" svg:y2="14.617cm">
          <text:p/>
        </draw:line>
        <draw:custom-shape draw:style-name="gr11" draw:text-style-name="P1" draw:layer="layout" svg:width="0.508cm" svg:height="0.381cm" svg:x="14.539cm" svg:y="14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1" draw:layer="layout" svg:x1="15.179cm" svg:y1="15.017cm" svg:x2="15.687cm" svg:y2="15.017cm">
          <text:p/>
        </draw:line>
        <draw:connector draw:style-name="gr12" draw:text-style-name="P1" draw:layer="layout" draw:type="line" svg:x1="8.701cm" svg:y1="11.489cm" svg:x2="11.925cm" svg:y2="10.589cm" draw:start-shape="id5" draw:start-glue-point="7" draw:end-shape="id6" draw:end-glue-point="5" svg:d="M8701 11489l3224-900" svg:viewBox="0 0 3225 901">
          <text:p/>
        </draw:connector>
        <draw:connector draw:style-name="gr12" draw:text-style-name="P1" draw:layer="layout" draw:type="line" svg:x1="8.701cm" svg:y1="11.489cm" svg:x2="10.415cm" svg:y2="12.809cm" draw:start-shape="id5" draw:start-glue-point="7" draw:end-shape="id7" draw:end-glue-point="4" svg:d="M8701 11489l1714 1320" svg:viewBox="0 0 1715 1321">
          <text:p/>
        </draw:connector>
        <draw:connector draw:style-name="gr12" draw:text-style-name="P1" draw:layer="layout" draw:type="line" svg:x1="11.304cm" svg:y1="13.889cm" svg:x2="14.225cm" svg:y2="14.389cm" draw:start-shape="id7" draw:start-glue-point="7" draw:end-shape="id8" draw:end-glue-point="5" svg:d="M11304 13889l2921 500" svg:viewBox="0 0 2922 501">
          <text:p/>
        </draw:connector>
        <draw:connector draw:style-name="gr12" draw:text-style-name="P1" draw:layer="layout" draw:type="line" svg:x1="13.703cm" svg:y1="10.589cm" svg:x2="15.114cm" svg:y2="13.309cm" draw:start-shape="id6" draw:start-glue-point="7" draw:end-shape="id8" draw:end-glue-point="4" svg:d="M13703 10589l1411 2720" svg:viewBox="0 0 1412 2721">
          <text:p/>
        </draw:connector>
        <draw:connector draw:style-name="gr12" draw:text-style-name="P1" draw:layer="layout" draw:type="line" svg:x1="13.703cm" svg:y1="10.589cm" svg:x2="16.925cm" svg:y2="10.589cm" draw:start-shape="id6" draw:start-glue-point="7" draw:end-shape="id9" draw:end-glue-point="5" svg:d="M13703 10589h3222" svg:viewBox="0 0 322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1-27T09:40:39.885781383</meta:creation-date>
    <dc:date>2015-12-03T19:59:27.674324509</dc:date>
    <dc:creator>Salah Eddine</dc:creator>
    <meta:editing-duration>PT1H3M42S</meta:editing-duration>
    <meta:editing-cycles>40</meta:editing-cycles>
    <meta:generator>LibreOffice/4.2.8.2$Linux_X86_64 LibreOffice_project/420m0$Build-2</meta:generator>
    <meta:document-statistic meta:object-count="59"/>
  </office:meta>
</office:document-meta>
</file>